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169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3.875cm"/>
    </style:style>
    <style:style style:name="co8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4.637cm"/>
    </style:style>
    <style:style style:name="co10" style:family="table-column">
      <style:table-column-properties fo:break-before="auto" style:column-width="4.066cm"/>
    </style:style>
    <style:style style:name="co11" style:family="table-column">
      <style:table-column-properties fo:break-before="auto" style:column-width="3.711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5.592cm"/>
    </style:style>
    <style:style style:name="co14" style:family="table-column">
      <style:table-column-properties fo:break-before="auto" style:column-width="2.949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4.475cm"/>
    </style:style>
    <style:style style:name="co17" style:family="table-column">
      <style:table-column-properties fo:break-before="auto" style:column-width="4.611cm"/>
    </style:style>
    <style:style style:name="co18" style:family="table-column">
      <style:table-column-properties fo:break-before="auto" style:column-width="4.311cm"/>
    </style:style>
    <style:style style:name="co19" style:family="table-column">
      <style:table-column-properties fo:break-before="auto" style:column-width="4.501cm"/>
    </style:style>
    <style:style style:name="co20" style:family="table-column">
      <style:table-column-properties fo:break-before="auto" style:column-width="5.101cm"/>
    </style:style>
    <style:style style:name="co21" style:family="table-column">
      <style:table-column-properties fo:break-before="auto" style:column-width="4.337cm"/>
    </style:style>
    <style:style style:name="co22" style:family="table-column">
      <style:table-column-properties fo:break-before="auto" style:column-width="2.595cm"/>
    </style:style>
    <style:style style:name="co23" style:family="table-column">
      <style:table-column-properties fo:break-before="auto" style:column-width="3.03cm"/>
    </style:style>
    <style:style style:name="co24" style:family="table-column">
      <style:table-column-properties fo:break-before="auto" style:column-width="4.283cm"/>
    </style:style>
    <style:style style:name="co25" style:family="table-column">
      <style:table-column-properties fo:break-before="auto" style:column-width="4.092cm"/>
    </style:style>
    <style:style style:name="co26" style:family="table-column">
      <style:table-column-properties fo:break-before="auto" style:column-width="3.14cm"/>
    </style:style>
    <style:style style:name="co27" style:family="table-column">
      <style:table-column-properties fo:break-before="auto" style:column-width="4.392cm"/>
    </style:style>
    <style:style style:name="co28" style:family="table-column">
      <style:table-column-properties fo:break-before="auto" style:column-width="3.411cm"/>
    </style:style>
    <style:style style:name="co29" style:family="table-column">
      <style:table-column-properties fo:break-before="auto" style:column-width="2.54cm"/>
    </style:style>
    <style:style style:name="co30" style:family="table-column">
      <style:table-column-properties fo:break-before="auto" style:column-width="2.023cm"/>
    </style:style>
    <style:style style:name="co31" style:family="table-column">
      <style:table-column-properties fo:break-before="auto" style:column-width="6.761cm"/>
    </style:style>
    <style:style style:name="co32" style:family="table-column">
      <style:table-column-properties fo:break-before="auto" style:column-width="2.704cm"/>
    </style:style>
    <style:style style:name="co33" style:family="table-column">
      <style:table-column-properties fo:break-before="auto" style:column-width="2.268cm"/>
    </style:style>
    <style:style style:name="co34" style:family="table-column">
      <style:table-column-properties fo:break-before="auto" style:column-width="3.166cm"/>
    </style:style>
    <style:style style:name="co35" style:family="table-column">
      <style:table-column-properties fo:break-before="auto" style:column-width="5.073cm"/>
    </style:style>
    <style:style style:name="co36" style:family="table-column">
      <style:table-column-properties fo:break-before="auto" style:column-width="3.113cm"/>
    </style:style>
    <style:style style:name="co37" style:family="table-column">
      <style:table-column-properties fo:break-before="auto" style:column-width="3.085cm"/>
    </style:style>
    <style:style style:name="co38" style:family="table-column">
      <style:table-column-properties fo:break-before="auto" style:column-width="3.494cm"/>
    </style:style>
    <style:style style:name="co39" style:family="table-column">
      <style:table-column-properties fo:break-before="auto" style:column-width="3.766cm"/>
    </style:style>
    <style:style style:name="co40" style:family="table-column">
      <style:table-column-properties fo:break-before="auto" style:column-width="2.731cm"/>
    </style:style>
    <style:style style:name="co41" style:family="table-column">
      <style:table-column-properties fo:break-before="auto" style:column-width="4.718cm"/>
    </style:style>
    <style:style style:name="co42" style:family="table-column">
      <style:table-column-properties fo:break-before="auto" style:column-width="2.895cm"/>
    </style:style>
    <style:style style:name="co43" style:family="table-column">
      <style:table-column-properties fo:break-before="auto" style:column-width="2.485cm"/>
    </style:style>
    <style:style style:name="co44" style:family="table-column">
      <style:table-column-properties fo:break-before="auto" style:column-width="2.295cm"/>
    </style:style>
    <style:style style:name="co45" style:family="table-column">
      <style:table-column-properties fo:break-before="auto" style:column-width="3.194cm"/>
    </style:style>
    <style:style style:name="co46" style:family="table-column">
      <style:table-column-properties fo:break-before="auto" style:column-width="2.35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785cm"/>
    </style:style>
    <style:style style:name="co4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41" table:default-cell-style-name="Default"/>
        <table:table-column table:style-name="co3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1" table:default-cell-style-name="Default"/>
        <table:table-column table:style-name="co46" table:default-cell-style-name="Default"/>
        <table:table-column table:style-name="co24" table:default-cell-style-name="Default"/>
        <table:table-column table:style-name="co47" table:default-cell-style-name="Default"/>
        <table:table-column table:style-name="co34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Classificat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Accepts Case Weights</text:p>
          </table:table-cell>
          <table:table-cell office:value-type="string" calcext:value-type="string">
            <text:p>Bagging</text:p>
          </table:table-cell>
          <table:table-cell office:value-type="string" calcext:value-type="string">
            <text:p>Bayesian Model</text:p>
          </table:table-cell>
          <table:table-cell office:value-type="string" calcext:value-type="string">
            <text:p>Binary Predictors Only</text:p>
          </table:table-cell>
          <table:table-cell office:value-type="string" calcext:value-type="string">
            <text:p>Boosting</text:p>
          </table:table-cell>
          <table:table-cell office:value-type="string" calcext:value-type="string">
            <text:p>Categorical Predictors Only</text:p>
          </table:table-cell>
          <table:table-cell office:value-type="string" calcext:value-type="string">
            <text:p>Cost Sensitive Learning</text:p>
          </table:table-cell>
          <table:table-cell office:value-type="string" calcext:value-type="string">
            <text:p>Discriminant Analysis</text:p>
          </table:table-cell>
          <table:table-cell office:value-type="string" calcext:value-type="string">
            <text:p>Discriminant Analysis Models</text:p>
          </table:table-cell>
          <table:table-cell office:value-type="string" calcext:value-type="string">
            <text:p>Distance Weighted Discrimination</text:p>
          </table:table-cell>
          <table:table-cell office:value-type="string" calcext:value-type="string">
            <text:p>Ensemble Model</text:p>
          </table:table-cell>
          <table:table-cell office:value-type="string" calcext:value-type="string">
            <text:p>Feature Extraction</text:p>
          </table:table-cell>
          <table:table-cell office:value-type="string" calcext:value-type="string">
            <text:p>Feature Extraction Models</text:p>
          </table:table-cell>
          <table:table-cell office:value-type="string" calcext:value-type="string">
            <text:p>Feature Selection Wrapper</text:p>
          </table:table-cell>
          <table:table-cell office:value-type="string" calcext:value-type="string">
            <text:p>Gaussian Process</text:p>
          </table:table-cell>
          <table:table-cell office:value-type="string" calcext:value-type="string">
            <text:p>Generalized Additive Model</text:p>
          </table:table-cell>
          <table:table-cell office:value-type="string" calcext:value-type="string">
            <text:p>Generalized Linear Model</text:p>
          </table:table-cell>
          <table:table-cell office:value-type="string" calcext:value-type="string">
            <text:p>Generalized Linear Models</text:p>
          </table:table-cell>
          <table:table-cell office:value-type="string" calcext:value-type="string">
            <text:p>Handle Missing Predictor Data</text:p>
          </table:table-cell>
          <table:table-cell office:value-type="string" calcext:value-type="string">
            <text:p>Implicit Feature Selection</text:p>
          </table:table-cell>
          <table:table-cell office:value-type="string" calcext:value-type="string">
            <text:p>Kernel Method</text:p>
          </table:table-cell>
          <table:table-cell office:value-type="string" calcext:value-type="string">
            <text:p>L1 Regularization</text:p>
          </table:table-cell>
          <table:table-cell office:value-type="string" calcext:value-type="string">
            <text:p>L1 Regularization Models</text:p>
          </table:table-cell>
          <table:table-cell office:value-type="string" calcext:value-type="string">
            <text:p>L2 Regularization</text:p>
          </table:table-cell>
          <table:table-cell office:value-type="string" calcext:value-type="string">
            <text:p>L2 Regularization Models</text:p>
          </table:table-cell>
          <table:table-cell office:value-type="string" calcext:value-type="string">
            <text:p>Linear Classifier</text:p>
          </table:table-cell>
          <table:table-cell office:value-type="string" calcext:value-type="string">
            <text:p>Linear Classifier Models</text:p>
          </table:table-cell>
          <table:table-cell office:value-type="string" calcext:value-type="string">
            <text:p>Linear Regression</text:p>
          </table:table-cell>
          <table:table-cell office:value-type="string" calcext:value-type="string">
            <text:p>Linear Regression Models</text:p>
          </table:table-cell>
          <table:table-cell office:value-type="string" calcext:value-type="string">
            <text:p>Logic Regressio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ixture Model</text:p>
          </table:table-cell>
          <table:table-cell office:value-type="string" calcext:value-type="string">
            <text:p>Model Tree</text:p>
          </table:table-cell>
          <table:table-cell office:value-type="string" calcext:value-type="string">
            <text:p>Multivariate Adaptive Regression Splines</text:p>
          </table:table-cell>
          <table:table-cell office:value-type="string" calcext:value-type="string">
            <text:p>Neural Network</text:p>
          </table:table-cell>
          <table:table-cell office:value-type="string" calcext:value-type="string">
            <text:p>Oblique Tree</text:p>
          </table:table-cell>
          <table:table-cell office:value-type="string" calcext:value-type="string">
            <text:p>Ordinal Outcomes</text:p>
          </table:table-cell>
          <table:table-cell office:value-type="string" calcext:value-type="string">
            <text:p>Partial Least Squares</text:p>
          </table:table-cell>
          <table:table-cell office:value-type="string" calcext:value-type="string">
            <text:p>Patient Rule Induction Method</text:p>
          </table:table-cell>
          <table:table-cell office:value-type="string" calcext:value-type="string">
            <text:p>Polynomial Model</text:p>
          </table:table-cell>
          <table:table-cell office:value-type="string" calcext:value-type="string">
            <text:p>Prototype Models</text:p>
          </table:table-cell>
          <table:table-cell office:value-type="string" calcext:value-type="string">
            <text:p>Quantile Regression</text:p>
          </table:table-cell>
          <table:table-cell office:value-type="string" calcext:value-type="string">
            <text:p>Radial Basis Functi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Relevance Vector Machines</text:p>
          </table:table-cell>
          <table:table-cell office:value-type="string" calcext:value-type="string">
            <text:p>Ridge Regression</text:p>
          </table:table-cell>
          <table:table-cell office:value-type="string" calcext:value-type="string">
            <text:p>Robust Methods</text:p>
          </table:table-cell>
          <table:table-cell office:value-type="string" calcext:value-type="string">
            <text:p>Robust Model</text:p>
          </table:table-cell>
          <table:table-cell office:value-type="string" calcext:value-type="string">
            <text:p>ROC Curves</text:p>
          </table:table-cell>
          <table:table-cell office:value-type="string" calcext:value-type="string">
            <text:p>Rule-Based Model</text:p>
          </table:table-cell>
          <table:table-cell office:value-type="string" calcext:value-type="string">
            <text:p>Self-Organising Maps</text:p>
          </table:table-cell>
          <table:table-cell office:value-type="string" calcext:value-type="string">
            <text:p>String Kernel</text:p>
          </table:table-cell>
          <table:table-cell office:value-type="string" calcext:value-type="string">
            <text:p>Support Vector Machines</text:p>
          </table:table-cell>
          <table:table-cell office:value-type="string" calcext:value-type="string">
            <text:p>Text Mining</text:p>
          </table:table-cell>
          <table:table-cell office:value-type="string" calcext:value-type="string">
            <text:p>Tree-Based Model</text:p>
          </table:table-cell>
          <table:table-cell office:value-type="string" calcext:value-type="string">
            <text:p>Two Class Only</text:p>
          </table:table-cell>
        </table:table-row>
        <table:table-row table:style-name="ro1" table:visibility="filter">
          <table:table-cell office:value-type="string" calcext:value-type="string">
            <text:p>Boosted Classification Trees (ada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agged AdaBoost (AdaBag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daBoost.M1 (AdaBoost.M1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daBoost Classification Trees (adaboost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daptive Mixture Discriminant Analysis (amdai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daptive-Network-Based Fuzzy Inference System (ANFIS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l Averaged Neural Network (avNNet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aive Bayes Classifier with Attribute Weighting (awnb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ree Augmented Naive Bayes Classifier with Attribute Weighting (awtan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ged Model (bag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ged MARS (bagEarth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ged MARS using gCV Pruning (bagEarthGCV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gged Flexible Discriminant Analysis (bagFDA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gged FDA using gCV Pruning (bagFDAGCV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ized Additive Model using Splines (bam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yesian Additive Regression Trees (bartMachine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yesian Generalized Linear Model (bayesglm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inary Discriminant Analysis (binda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sted Tree (blackboost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he Bayesian lasso (blass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yesian Ridge Regression (Model Averaged) (blassoAverage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yesian Ridge Regression (bridg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ayesian Regularized Neural Networks (brnn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sted Linear Model (BstLm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sted Smoothing Spline (bstSm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sted Tree (bstTree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5.0 (C5.0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st-Sensitive C5.0 (C5.0Co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ingle C5.0 Ruleset (C5.0Rules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ingle C5.0 Tree (C5.0Tre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tional Inference Random Forest (cforest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Hi-squared Automated Interaction Detection (chaid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IMCA (CSimca)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tional Inference Tree (ctree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ditional Inference Tree (ctree2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ubist (cubist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iagonal Discriminant Analysis (d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eepBoost (deepboo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ynamic Evolving Neural-Fuzzy Inference System <text:s/>(DENFIS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ed AutoEncoder Deep Neural Network (dn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ear Distance Weighted Discrimination (dwdLinear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istance Weighted Discrimination with Polynomial Kernel (dwdPoly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Distance Weighted Discrimination with Radial Basis Function Kernel (dwdRadial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variate Adaptive Regression Spline (earth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eme Learning Machine (elm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Elasticnet (enet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e Models from Genetic Algorithms (evtree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Forest by Randomization (extraTrees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lexible Discriminant Analysis (fda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uzzy Rules Using Genetic Cooperative-Competitive Learning and Pittsburgh (FH.GBML)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uzzy Inference Rules by Descent Method (FIR.DM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idge Regression with Variable Selection (foba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uzzy Rules Using Chi's Method (FRBCS.CHI)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uzzy Rules with Weight Factor (FRBCS.W)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implified TSK Fuzzy Rules (FS.HG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ized Additive Model using Splines (gam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sted Generalized Additive Model (gamboost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ized Additive Model using LOESS (gamLoes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ized Additive Model using Splines (gamSpline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 Process (gaussprLinear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 Process with Polynomial Kernel (gaussprPoly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ussian Process with Radial Basis Function Kernel (gaussprRadial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dient Boosting Machines (gbm_h2o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chastic Gradient Boosting (gbm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variate Adaptive Regression Splines (gcvEarth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uzzy Rules via MOGUL (GFS.FR.MOGUL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uzzy Rules Using Genetic Cooperative-Competitive Learning (GFS.GCCL)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enetic Lateral Tuning and Rule Selection of Linguistic Fuzzy Systems (GFS.LT.RS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uzzy Rules via Thrift (GFS.THRIFT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egative Binomial Generalized Linear Model (glm.nb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ized Linear Model (glm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sted Generalized Linear Model (glmboost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mnet (glmnet_h2o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mnet (glmne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ized Linear Model with Stepwise Feature Selection (glmStepAIC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eneralized Partial Least Squares (gpls)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eteroscedastic Discriminant Analysis (h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igh Dimensional Discriminant Analysis (hd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igh-Dimensional Regularized Discriminant Analysis (hdr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Hybrid Neural Fuzzy Inference System (HYFIS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Independent Component Regression (icr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4.5-like Trees (J48)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ule-Based Classifier (JRip)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 Least Squares (kernelpl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-Nearest Neighbors (kkn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-Nearest Neighbors (kn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olynomial Kernel Regularized Least Squares (krlsPoly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adial Basis Function Kernel Regularized Least Squares (krlsRadial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ast Angle Regression (lars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ast Angle Regression (lars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he lasso (lass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ear Discriminant Analysis (l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ear Discriminant Analysis (lda2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ear Regression with Backwards Selection (leapBackwar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ear Regression with Forward Selection (leapForwar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ear Regression with Stepwise Selection (leapSeq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obust Linear Discriminant Analysis (Lin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ear Regression (lm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ear Regression with Stepwise Selection (lmStepAIC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ogistic Model Trees (LMT)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ocalized Linear Discriminant Analysis (locl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ged Logic Regression (logicBag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Boosted Logistic Regression (LogitBoost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ic Regression (logreg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east Squares Support Vector Machine (lssvmLinear)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ast Squares Support Vector Machine with Polynomial Kernel (lssvmPoly)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ast Squares Support Vector Machine with Radial Basis Function Kernel (lssvmRadial)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earning Vector Quantization (lvq)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odel Tree (M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odel Rules (M5Rules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odel Averaged Naive Bayes Classifier (manb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ixture Discriminant Analysis (m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aximum Uncertainty Linear Discriminant Analysis (Ml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Layer Perceptron (mlp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layer Perceptron Network with Weight Decay (mlpKerasDecay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ultilayer Perceptron Network with Weight Decay (mlpKerasDecayCost)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layer Perceptron Network with Dropout (mlpKerasDropou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ultilayer Perceptron Network with Dropout (mlpKerasDropoutCost)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-Layer Perceptron, with multiple layers (mlpML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layer Perceptron Network by Stochastic Gradient Descent (mlpSGD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Layer Perceptron (mlpWeightDecay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Layer Perceptron, multiple layers (mlpWeightDecayML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tone Multi-Layer Perceptron Neural Network (monmlp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Step Adaptive MCP-Net (msaene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enalized Multinomial Regression (multinom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ral Network (mxne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ral Network (mxnetAdam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aive Bayes (naive_bayes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aive Bayes (nb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aive Bayes Classifier (nbDiscrete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mi-Naive Structure Learner Wrapper (nbSearch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eural Network (neuralnet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ral Network (nnet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n-Negative Least Squares (nnls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ee-Based Ensembles (nodeHarves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n-Informative Model (null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ingle Rule Classification (OneR)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alized Ordinal Regression (ordinalNe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Oblique Random Forest (ORFlog)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blique Random Forest (ORFpls)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blique Random Forest (ORFridge)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blique Random Forest (ORFsvm)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ptimal Weighted Nearest Neighbor Classifier (ownn)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earest Shrunken Centroids (pam)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lel Random Forest (parRF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ule-Based Classifier (PART)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DSA (partDSA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ural Networks with Feature Extraction (pcaNNet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rincipal Component Analysis (pcr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enalized Discriminant Analysis (pda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enalized Discriminant Analysis (pda2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enalized Linear Regression (penalized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enalized Linear Discriminant Analysis (PenalizedL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enalized Logistic Regression (plr)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 Least Squares (pl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 Least Squares Generalized Linear Models <text:s/>(plsRglm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rdered Logistic or Probit Regression (polr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rojection Pursuit Regression (ppr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tient Rule Induction Method (PRIM)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Greedy Prototype Selection (protoclass)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Knn regression via sklearn.neighbors.KNeighborsRegressor (pythonKnnReg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Quadratic Discriminant Analysis (q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obust Quadratic Discriminant Analysis (QdaCov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Quantile Random Forest (qrf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Quantile Regression Neural Network (qrnn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sembles of Generalized Linear Models (randomGLM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Forest (ranger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dial Basis Function Network (rbf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dial Basis Function Network (rbfDDA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Forest (Rboris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ularized Discriminant Analysis (r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ularized Logistic Regression (regLogistic)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laxed Lasso (relax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Forest (rf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andom Ferns (rFern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actor-Based Linear Discriminant Analysis (RFl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om Forest Rule-Based Model (rfRules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idge Regression (ridg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gularized Linear Discriminant Analysis (rl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obust Linear Model (rlm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obust Mixture Discriminant Analysis (rm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OC-Based Classifier (rocc)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otation Forest (rotationForest)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Rotation Forest (rotationForestCp)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T (rpart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T (rpart1SE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T (rpart2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st-Sensitive CART (rpartCos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ART or Ordinal Responses (rpartScor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Quantile Regression with LASSO penalty (rqlasso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n-Convex Penalized Quantile Regression (rqnc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ularized Random Forest (RRF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ularized Random Forest (RRFglobal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obust Regularized Linear Discriminant Analysis (rrl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obust SIMCA (RSimca)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levance Vector Machines with Linear Kernel (rvmLinear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levance Vector Machines with Polynomial Kernel (rvmPoly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levance Vector Machines with Radial Basis Function Kernel (rvmRadial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btractive Clustering and Fuzzy c-Means Rules (SBC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hrinkage Discriminant Analysis (s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parse Distance Weighted Discrimination (sdwd)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 Least Squares (simpl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uzzy Rules Using the Structural Learning Algorithm on Vague Environment (SLAVE)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bilized Linear Discriminant Analysis (sl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parse Mixture Discriminant Analysis (sm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bilized Nearest Neighbor Classifier (snn)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parse Linear Discriminant Analysis (sparseL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pike and Slab Regression (spikeslab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rse Partial Least Squares (spl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ear Discriminant Analysis with Stepwise Feature Selection (stepL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Quadratic Discriminant Analysis with Stepwise Feature Selection (stepQDA)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pervised Principal Component Analysis (superpc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ort Vector Machines with Boundrange String Kernel (svmBoundrangeString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ort Vector Machines with Exponential String Kernel (svmExpoString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ort Vector Machines with Linear Kernel (svmLinear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ort Vector Machines with Linear Kernel (svmLinear2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 Regularized Support Vector Machine (dual) with Linear Kernel (svmLinear3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inear Support Vector Machines with Class Weights (svmLinearWeights)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L2 Regularized Linear Support Vector Machines with Class Weights (svmLinearWeights2)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port Vector Machines with Polynomial Kernel (svmPoly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ort Vector Machines with Radial Basis Function Kernel (svmRadial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ort Vector Machines with Radial Basis Function Kernel (svmRadialCos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port Vector Machines with Radial Basis Function Kernel (svmRadialSigma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pport Vector Machines with Class Weights (svmRadialWeights)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port Vector Machines with Spectrum String Kernel (svmSpectrumString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ree Augmented Naive Bayes Classifier (tan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ree Augmented Naive Bayes Classifier Structure Learner Wrapper (tanSearch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gged CART (treebag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Variational Bayesian Multinomial Probit Regression (vbmpRadial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Adjacent Categories Probability Model for Ordinal Data (vglmAdjCat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ntinuation Ratio Model for Ordinal Data (vglmContRatio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umulative Probability Model for Ordinal Data (vglmCumulativ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al Least Squares (widekernelpl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ang and Mendel Fuzzy Rules (WM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Weighted Subspace Random Forest (wsrf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eme Gradient Boosting (xgbLinear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treme Gradient Boosting (xgbTree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f-Organizing Maps (xyf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BH239" table:display-filter-buttons="true">
          <table:filter>
            <table:filter-and>
              <table:filter-condition table:field-number="1" table:value="1" table:operator="="/>
              <table:filter-condition table:field-number="2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10-19T00:28:29.835892776</dc:date>
    <meta:editing-duration>P0D</meta:editing-duration>
    <meta:editing-cycles>1</meta:editing-cycles>
    <meta:document-statistic meta:table-count="1" meta:cell-count="14339" meta:object-count="0"/>
  </office:meta>
</office:document-meta>
</file>